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el</text:p>
      <text:p text:style-name="Standard"/>
      <text:p text:style-name="Standard">1. Ruben Bär <text:a xlink:type="simple" xlink:href="mailto:ruben.baer@codedump.ch">ruben.baer@codedump.ch</text:a></text:p>
      <text:p text:style-name="Standard">2. Stefan Heinemann <text:a xlink:type="simple" xlink:href="mailto:stefan.heinemann@codedump.ch">stefan.heinemann@codedump.ch</text:a></text:p>
      <text:p text:style-name="Standard"/>
      <text:p text:style-name="Standard">Ruben Bär 079 364 63 21</text:p>
      <text:p text:style-name="Standard"/>
      <text:p text:style-name="Standard">Olivier Biberstein <text:a xlink:type="simple" xlink:href="mailto:olivier.biberstein@bfh.ch">olivier.biberstein@bfh.ch</text:a></text:p>
      <text:p text:style-name="P1"/>
      <text:p text:style-name="P1">LISA – Eine Sprache mit Subtyping und Subclassing</text:p>
      <text:p text:style-name="Standard"/>
      <text:p text:style-name="Standard">Computer Perception and Virtual Reality / Prof. Dr. Olivier Biberstein</text:p>
      <text:p text:style-name="Standard">Experte: Prof. Dr. Andreas Spichiger</text:p>
      <text:p text:style-name="Standard"/>
      <text:p text:style-name="P1">Lead: </text:p>
      <text:p text:style-name="P1"/>
      <text:p text:style-name="P2"><text:span text:style-name="T1">Subtyping</text:span> ist ein weitverbreitetes Konzept in Programmiersprachen wie C++, und Java um Vererbung und Polymorphie zu realisieren. Die Subtypenhierarchie ist dabei äquivalent mit der Vererbungshierarchie. Dies macht eine Vererbung, die dem Gedanken der Wiederverwendung entspricht, unmöglich. Um dies zu ermöglichen, wurde das Konzept von <text:span text:style-name="T1">Subclassing</text:span> entwickelt. Innerhalb dieser Bachelorarbeit wurde die Sprache LISA, <text:span text:style-name="T5">L</text:span>ISA <text:span text:style-name="T5">I</text:span>ncludes <text:span text:style-name="T5">S</text:span>ubcl<text:span text:style-name="T5">A</text:span>ssing, entwickelt, die beide Konzept zur Ableitung bereitstellt und für welche ein rudimentärer Compiler erstellt wurde.</text:p>
      <text:p text:style-name="Standard"/>
      <text:p text:style-name="P1">Text: </text:p>
      <text:p text:style-name="P1"/>
      <text:p text:style-name="P1">Subtyping</text:p>
      <text:p text:style-name="P2">Moderne und populäre objektorientierte Programmiersprachen kennen ein Vererbungskonzept, welches automatisch <text:span text:style-name="T1">Subtypen</text:span> erstellt. Dies ermöglicht die polymorphe Verwendung von Typen, indem ein Typ sicher durch einen Subtypen ersetzt werden kann. Damit diese Ersetzung ohne Typenfehler möglich ist, muss ein Subtyp gewisse Eigenschaften einhalten. So können zum Beispiel Methodenargumente nicht weiter spezialisiert werden. Diese Problematik wird z.B. bei<text:span text:style-name="T1"> </text:span><text:span text:style-name="T2">der</text:span><text:span text:style-name="T1"> equals</text:span><text:span text:style-name="T2"> Methode</text:span><text:span text:style-name="T1"> </text:span><text:span text:style-name="T2">der Klasse</text:span><text:span text:style-name="T1"> Object</text:span><text:span text:style-name="T2"> bei Java offensichtlich: Der Typ des Methodenarguments <text:s/>kann nicht weiter eingeschränkt werden, so dass sie den spezifisch zu vergleichenden Typ verlangt. Dies führt dazu, dass unsichere Sprachkonstrukte wie ein Cast, welche das Typensystem umgehen, unvermeidlich sind.</text:span></text:p>
      <text:p text:style-name="P3"/>
      <text:p text:style-name="P4">Subclassing</text:p>
      <text:p text:style-name="P3">In dieser Arbeit wird das Konzept des <text:span text:style-name="T1">Subclassing</text:span> aufgegriffen, welches ermöglicht, Code in Klassen zu vererben, ohne Subtypen zu erstellen. Viele Programmiersprachen kennen zwar parametrisierte Klassen, bekannt als Generics in Java oder Templates in C++. Diese lösen jedoch nicht das Problem von rekursiven Typen, welche ihren eigenen Typ als Methodenparameter erwarten, wie es bei der Methode <text:span text:style-name="T1">equals</text:span> der Fall wäre. Aus diesem Grund haben wir eine spezielle Typen-Variable, <text:span text:style-name="T1">MyType</text:span>. eingeführt. Diese Typ-Variable kann als impliziter Typenparameter verstanden werden, welcher den eigenen Typ bzw. Typen von Subklassen erwartet. Dieser Typenparameter ist daher notwendigerweise implizit, weil sonst eine unendliche Typendeklaration notwendig wäre. Abhängig davon, ob bei der Ableitung ein Subtyp oder eine Subklasse erstellt werden soll, wird diese Typ-Variable in der ganzen Typenhierarchie entsprechend gebunden.</text:p>
      <text:p text:style-name="P3"/>
      <text:p text:style-name="P4">LISA</text:p>
      <text:p text:style-name="P3">Um unser Modell, welches Subtyping und Subclassing vereint, zu testen, wurde im Rahmen dieser Arbeit eine Programmiersprache, welche diese beiden Ableitungskonzepte umsetzt, entwickelt und <text:soft-page-break/>grösstenteils implementiert. Diese Sprache ist syntaktisch an Java und Scala angelehnt. Der Compiler implementiert dabei jede notwendige Phase, von der lexikalischen über die semantische Analyse, bis zum Übersetzen in den Zielcode. Auf einige in Programmiersprachen gängige Features, die für den Sachverhalt dieser Arbeit irrelevant sind, wurde vorerst verzichtet. Erweiterungen sind jedoch ohne weiteres denkbar. Übersetzt wird LISA in Java, was den Zugriff auf das Java-Framework denkbar macht.</text:p>
      <text:p text:style-name="P3"/>
      <text:p text:style-name="Standard"><text:span text:style-name="T3">Weitere Informationen auf </text:span><text:a xlink:type="simple" xlink:href="http://ooplss.codedump.ch/">http://ooplss.codedump.ch</text:a>.</text:p>
      <text:p text:style-name="Standard"/>
      <text:p text:style-name="Standard"/>
      <text:p text:style-name="P1">Bildlegende: <text:span text:style-name="T4">Ein Codebeispiel geschrieben in LISA. Es zeigt die Sprache mit einigen ihren Eigenschaften.</text:span></text:p>
      <text:p text:style-name="Standard"/>
      <text:p text:style-name="P1">Bemerkungen:</text:p>
      <text:p text:style-name="Standard"/>
      <text:p text:style-name="Standard">Bern, 15.06.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6T20:19:38</meta:creation-date>
    <meta:editing-duration>PT7H30M23S</meta:editing-duration>
    <meta:editing-cycles>160</meta:editing-cycles>
    <meta:generator>LibreOffice/3.3$Unix LibreOffice_project/330m19$Build-202</meta:generator>
    <dc:date>2011-06-16T10:41:06</dc:date>
    <meta:printed-by>Stefan Heinemann</meta:printed-by>
    <meta:print-date>2011-06-08T00:18:30</meta:print-date>
    <dc:creator>Ruben Bär</dc:creator>
    <meta:document-statistic meta:table-count="0" meta:image-count="0" meta:object-count="0" meta:page-count="2" meta:paragraph-count="21" meta:word-count="450" meta:character-count="3443"/>
  </office:meta>
</office:document-meta>
</file>